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u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mall fork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nif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small plat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at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mall spo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po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y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ineglas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silverware (clustered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ilverware, second occurrence</text:p>
          </table:table-cell>
        </table:table-row>
      </table:table>
      <table:named-expressions/>
      <table:database-ranges>
        <table:database-range table:name="__Anonymous_Sheet_DB__0" table:target-range-address="Sheet1.A2:Sheet1.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07:08:49.898684299</meta:creation-date>
    <dc:date>2020-09-09T07:43:09.692200789</dc:date>
    <meta:editing-duration>PT34M18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